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til.get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til.Config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til.init( XmlInputStreamResolver xmlInputStream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til.is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til.internalInit( XmlInputStreamResolver xmlInputStream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